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9737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9737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9737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9737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9737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9737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9737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9737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9737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9737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9737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9737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9737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9737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9737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9737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9737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Emily Sophia Valdez Tria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5/11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25615081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Sonia Josefina Olivero Vàsqu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334527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11.66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68" meta:non-whitespace-character-count="1000"/>
    <meta:template xlink:type="simple" xlink:actuate="onRequest" xlink:title="Normal" xlink:href=""/>
  </office:meta>
</office:document-meta>
</file>